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Heading_20_3">
      <style:text-properties fo:font-size="12pt" style:font-size-asian="12pt" style:font-size-complex="12pt"/>
    </style:style>
    <style:style style:name="P3" style:family="paragraph" style:parent-style-name="Text_20_body" style:list-style-name="L1"/>
    <style:style style:name="T1" style:family="text">
      <style:text-properties officeooo:rsid="000846a6"/>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ob Offer 1</text:p>
      <text:p text:style-name="Standard"/>
      <text:h text:style-name="Heading_20_2" text:outline-level="2"><text:bookmark text:name="ember272"/><text:a xlink:type="simple" xlink:href="https://www.linkedin.com/jobs/view/3699193244/?alternateChannel=search&amp;refId=W9VZarn%2B3EbOMofeBPbWOA%3D%3D&amp;trackingId=eaOfj7h%2FNO2G%2B0wjfJftXw%3D%3D&amp;trk=d_flagship3_search_srp_jobs" text:style-name="Internet_20_link" text:visited-style-name="Visited_20_Internet_20_Link">Junior Web Developer</text:a></text:h>
      <text:p text:style-name="Text_20_body">Ascend Consulting · Witney, <text:span text:style-name="T1">England</text:span>, <text:span text:style-name="T1">Great-Britain 3 weeks ago</text:span>  · 145 candidat<text:span text:style-name="T1">e</text:span>s</text:p>
      <text:list xml:id="list248820954" text:style-name="L1">
        <text:list-item>
          <text:p text:style-name="P3"><text:a xlink:type="simple" xlink:href="https://www.linkedin.com/jobs/junior-web-developer-jobs/?currentJobId=3699193244&amp;originalSubdomain=uk#SALARY" office:target-frame-name="_self" xlink:show="replace" text:style-name="Internet_20_link" text:visited-style-name="Visited_20_Internet_20_Link">25 000 £/</text:a><text:a xlink:type="simple" xlink:href="https://www.linkedin.com/jobs/junior-web-developer-jobs/?currentJobId=3699193244&amp;originalSubdomain=uk#SALARY" office:target-frame-name="_self" xlink:show="replace" text:style-name="Internet_20_link" text:visited-style-name="Visited_20_Internet_20_Link"><text:span text:style-name="T1">year</text:span></text:a><text:a xlink:type="simple" xlink:href="https://www.linkedin.com/jobs/junior-web-developer-jobs/?currentJobId=3699193244&amp;originalSubdomain=uk#SALARY" office:target-frame-name="_self" xlink:show="replace" text:style-name="Internet_20_link" text:visited-style-name="Visited_20_Internet_20_Link">- 28 000 £/</text:a><text:span text:style-name="T1">year</text:span>· <text:span text:style-name="T1">Full time</text:span> · <text:span text:style-name="T1">First position</text:span></text:p>
        </text:list-item>
      </text:list>
      <text:section text:style-name="Sect1" text:name="job-details">
        <text:p text:style-name="Text_20_body"><draw:frame draw:style-name="fr1" draw:name="Frame3" text:anchor-type="char" svg:width="0.0161in" draw:z-index="1"><draw:text-box fo:min-height="0.0161in"><text:p text:style-name="Text_20_body">Voir plus d’options</text:p></draw:text-box></draw:frame><draw:frame draw:style-name="fr1" draw:name="Frame2" text:anchor-type="char" svg:width="0.0161in" draw:z-index="0"><draw:text-box fo:min-height="0.0161in"><text:p text:style-name="Text_20_body">Partager</text:p></draw:text-box></draw:frame>Web Developer, SQL, CSS, Witney, Oxfordshire <text:s/>Hybrid working</text:p>
        <text:p text:style-name="Text_20_body"/>
        <text:p text:style-name="Text_20_body">This leading Ecommerce Solution provider are looking for a Junior Web Developer who is willing to learn and develop and become part of a growing team. The programming language(s) they are familiar with is not as important as the enthusiasm to learn our stack. We will provide full training.</text:p>
        <text:p text:style-name="Text_20_body"/>
        <text:p text:style-name="Text_20_body">The role will most suit someone interested in full stack development, which for includes Visual Studio, Git, VB.NET, SQL, JavaScript/JQuery, HTML, CSS and Elasticsearch.</text:p>
        <text:p text:style-name="Text_20_body"/>
        <text:p text:style-name="Text_20_body">You will work on the implementation, maintenance and support of multiple sophisticated ecommerce websites in a busy but friendly environment.</text:p>
        <text:p text:style-name="Text_20_body"/>
        <text:p text:style-name="Text_20_body">You will receive mentoring from seasoned consultants and developers in return for your genuine enthusiasm and pro-active approach to learning. There will be a real chance for progress within this growing organisation.</text:p>
        <text:p text:style-name="Text_20_body"/>
        <text:p text:style-name="Text_20_body">Candidates will have strong A Levels in Maths/Sciences, possibly a technical degree and we require a minimum of 1 year’s relevant commercial development experience.</text:p>
        <text:p text:style-name="Text_20_body"/>
        <text:p text:style-name="P1">Skills and Qualities</text:p>
        <text:p text:style-name="Text_20_body">Excellent English communication skills both verbal and written</text:p>
        <text:p text:style-name="Text_20_body">Self-motivation, enthusiasm and attention to detail</text:p>
        <text:p text:style-name="Text_20_body">Willing to learn and embrace new technologies</text:p>
        <text:p text:style-name="Text_20_body">Tenacious and creative problem solving skills</text:p>
        <text:p text:style-name="Text_20_body">Ability to contribute to multiple on-going projects</text:p>
      </text:section>
      <text:section text:style-name="Sect2" text:name="SALARY">
        <text:h text:style-name="P2" text:outline-level="3">Basic salary</text:h>
        <text:p text:style-name="Text_20_body">25 000 £/<text:span text:style-name="T1">year</text:span> - 28 000 £/<text:span text:style-name="T1">year</text:span></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10:49:40.429460474</meta:creation-date>
    <dc:date>2023-09-11T10:55:03.197560066</dc:date>
    <meta:editing-duration>PT5M23S</meta:editing-duration>
    <meta:editing-cycles>1</meta:editing-cycles>
    <meta:generator>LibreOffice/7.3.7.2$Linux_X86_64 LibreOffice_project/30$Build-2</meta:generator>
    <meta:document-statistic meta:table-count="0" meta:image-count="0" meta:object-count="0" meta:page-count="1" meta:paragraph-count="20" meta:word-count="237" meta:character-count="1551" meta:non-whitespace-character-count="1333"/>
  </office:meta>
</office:document-meta>
</file>